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heelmap">
      <style:graphic-properties fo:min-height="0.242cm" fo:min-width="1.592cm"/>
    </style:style>
    <style:style style:name="gr2" style:family="graphic" style:parent-style-name="Wheelmap">
      <style:graphic-properties fo:min-height="0.9cm" fo:min-width="2.75cm"/>
    </style:style>
    <style:style style:name="gr3" style:family="graphic" style:parent-style-name="Wheelmap">
      <style:graphic-properties fo:min-height="0.9cm" fo:min-width="4.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Wheelmap">
      <style:graphic-properties fo:min-height="1.5cm" fo:min-width="1.95cm"/>
    </style:style>
    <style:style style:name="gr6" style:family="graphic" style:parent-style-name="Wheelmap">
      <style:graphic-properties fo:min-height="0.7cm" fo:min-width="4.25cm"/>
    </style:style>
    <style:style style:name="gr7" style:family="graphic" style:parent-style-name="Wheelmap">
      <style:graphic-properties fo:min-height="0.7cm" fo:min-width="4.65cm"/>
    </style:style>
    <style:style style:name="gr8" style:family="graphic" style:parent-style-name="Wheelmap">
      <style:graphic-properties fo:min-height="0.7cm" fo:min-width="3.85cm"/>
    </style:style>
    <style:style style:name="gr9" style:family="graphic" style:parent-style-name="Wheelmap">
      <style:graphic-properties fo:min-height="0.8cm" fo:min-width="4.45cm"/>
    </style:style>
    <style:style style:name="gr10" style:family="graphic" style:parent-style-name="Wheelmap">
      <style:graphic-properties fo:min-height="0.432cm" fo:min-width="3.99cm"/>
    </style:style>
    <style:style style:name="gr11" style:family="graphic" style:parent-style-name="Wheelmap">
      <style:graphic-properties fo:min-height="0.8cm" fo:min-width="4.65cm"/>
    </style:style>
    <style:style style:name="gr12" style:family="graphic" style:parent-style-name="Hinweis-Zahl">
      <style:graphic-properties draw:fill-color="#ffd320"/>
    </style:style>
    <style:style style:name="gr13" style:family="graphic" style:parent-style-name="Hinweis-Zahl">
      <style:graphic-properties fo:min-height="0.266cm" fo:min-width="0.016cm"/>
    </style:style>
    <style:style style:name="gr14" style:family="graphic" style:parent-style-name="Hinweis-Zahl">
      <style:graphic-properties draw:fill-color="#ffd320" fo:min-height="0.266cm" fo:min-width="0.0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xml:id="id9" draw:id="id9" draw:layer="layout" svg:width="2.2cm" svg:height="0.6cm" svg:x="4.4cm" svg:y="1.4cm">
          <text:p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xml:id="id1" draw:id="id1" draw:layer="layout" svg:width="6.6cm" svg:height="2.4cm" svg:x="2.2cm" svg:y="8cm">
          <text:p>Ist das aktuelle</text:p>
          <text:p>Changeset noch off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xml:id="id2" draw:id="id2" draw:layer="layout" svg:width="5cm" svg:height="1.2cm" svg:x="10.2cm" svg:y="8.6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8cm" svg:y1="9.2cm" svg:x2="10.2cm" svg:y2="9.2cm" draw:start-shape="id1" draw:start-glue-point="7" draw:end-shape="id2" draw:end-glue-point="3" svg:d="M8800 9200h1400" svg:viewBox="0 0 1401 1">
          <text:p/>
        </draw:connector>
        <draw:frame draw:style-name="Wheelmap" draw:layer="layout" svg:width="1.4cm" svg:height="0.6cm" svg:x="8.6cm" svg:y="8.2cm">
          <draw:text-box>
            <text:p>nein</text:p>
          </draw:text-box>
        </draw:frame>
        <draw:custom-shape draw:style-name="gr5" xml:id="id3" draw:id="id3" draw:layer="layout" svg:width="5cm" svg:height="3.6cm" svg:x="6.8cm" svg:y="11.2cm">
          <text:p>gibt es ein offenes</text:p>
          <text:p>Changeset, das</text:p>
          <text:p>Platz hat für die</text:p>
          <text:p>neue Änder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Wheelmap" draw:layer="layout" svg:width="1cm" svg:height="0.6cm" svg:x="4.4cm" svg:y="11.4cm">
          <draw:text-box>
            <text:p>ja</text:p>
          </draw:text-box>
        </draw:frame>
        <draw:frame draw:style-name="Wheelmap" draw:layer="layout" svg:width="1.4cm" svg:height="0.6cm" svg:x="11.8cm" svg:y="12cm">
          <draw:text-box>
            <text:p>nein</text:p>
          </draw:text-box>
        </draw:frame>
        <draw:custom-shape draw:style-name="gr6" xml:id="id4" draw:id="id4" draw:layer="layout" svg:width="4.8cm" svg:height="1cm" svg:x="7cm" svg:y="15.8cm">
          <text:p>speichere die Änderung</text:p>
          <text:p>in diesem Changes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3cm" svg:y1="14.8cm" svg:x2="9.4cm" svg:y2="15.8cm" draw:start-shape="id3" draw:start-glue-point="6" draw:end-shape="id4" draw:end-glue-point="0" svg:d="M9300 14800l100 1000" svg:viewBox="0 0 101 1001">
          <text:p/>
        </draw:connector>
        <draw:custom-shape draw:style-name="gr7" xml:id="id5" draw:id="id5" draw:layer="layout" svg:width="5.2cm" svg:height="1cm" svg:x="13.4cm" svg:y="12.6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8cm" svg:y1="13cm" svg:x2="13.4cm" svg:y2="13.1cm" draw:start-shape="id3" draw:start-glue-point="7" draw:end-shape="id5" draw:end-glue-point="3" svg:d="M11800 13000l1600 100" svg:viewBox="0 0 1601 101">
          <text:p/>
        </draw:connector>
        <draw:custom-shape draw:style-name="gr8" xml:id="id6" draw:id="id6" draw:layer="layout" svg:width="4.4cm" svg:height="1cm" svg:x="14cm" svg:y="14.7cm">
          <text:p>speichere die Änderung</text:p>
          <text:p>in diesem Changes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cm" svg:y1="13.6cm" svg:x2="16.2cm" svg:y2="14.7cm" draw:start-shape="id5" draw:start-glue-point="2" draw:end-shape="id6" draw:end-glue-point="0" svg:d="M16000 13600l200 1100" svg:viewBox="0 0 201 1101">
          <text:p/>
        </draw:connector>
        <draw:connector draw:style-name="gr4" draw:text-style-name="P1" draw:layer="layout" draw:type="lines" draw:line-skew="0.125cm -0.275cm" svg:x1="11cm" svg:y1="10.65cm" svg:x2="9.3cm" svg:y2="11.2cm" draw:start-shape="id7" draw:start-glue-point="3" draw:end-shape="id3" draw:end-glue-point="4" svg:d="M11000 10650h-400l-1300-250v800" svg:viewBox="0 0 1701 801">
          <text:p/>
        </draw:connector>
        <draw:connector draw:style-name="gr4" draw:text-style-name="P1" draw:layer="layout" draw:type="lines" draw:line-skew="0cm -0.475cm" svg:x1="5.5cm" svg:y1="10.4cm" svg:x2="6.8cm" svg:y2="13cm" draw:start-shape="id1" draw:start-glue-point="6" draw:end-shape="id3" draw:end-glue-point="5" svg:d="M5500 10400v526l300 2074h1000" svg:viewBox="0 0 1301 2601">
          <text:p/>
        </draw:connector>
        <draw:connector draw:style-name="gr4" draw:text-style-name="P1" draw:layer="layout" draw:type="lines" svg:x1="5.5cm" svg:y1="7.2cm" svg:x2="5.5cm" svg:y2="8cm" draw:start-shape="id8" draw:start-glue-point="8" draw:end-shape="id1" draw:end-glue-point="4" svg:d="M5500 7200v526-251 525" svg:viewBox="0 0 1 801">
          <text:p/>
        </draw:connector>
        <draw:custom-shape draw:style-name="gr9" xml:id="id10" draw:id="id10" draw:layer="layout" svg:width="5cm" svg:height="1.1cm" svg:x="3cm" svg:y="2.7cm">
          <text:p>fordere vom OSM-Server ein</text:p>
          <text:p>Changeset a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2cm" svg:x2="5.5cm" svg:y2="2.7cm" draw:start-shape="id9" draw:start-glue-point="2" draw:end-shape="id10" draw:end-glue-point="0" svg:d="M5500 2000v700" svg:viewBox="0 0 1 701">
          <text:p/>
        </draw:connector>
        <draw:connector draw:style-name="gr4" draw:text-style-name="P1" draw:layer="layout" draw:line-skew="7.075cm" svg:x1="11.8cm" svg:y1="16.3cm" svg:x2="8cm" svg:y2="6.9cm" draw:start-shape="id4" draw:start-glue-point="1" svg:d="M11800 16300h7600v-9400h-11400" svg:viewBox="0 0 11401 9401">
          <text:p/>
        </draw:connector>
        <draw:connector draw:style-name="gr4" draw:text-style-name="P1" draw:layer="layout" svg:x1="18.4cm" svg:y1="15.2cm" svg:x2="8cm" svg:y2="6.9cm" draw:start-shape="id6" draw:start-glue-point="1" svg:d="M18400 15200h525v-8300h-10925" svg:viewBox="0 0 10926 8301">
          <text:p/>
        </draw:connector>
        <draw:custom-shape draw:style-name="gr9" xml:id="id11" draw:id="id11" draw:layer="layout" svg:width="5cm" svg:height="1.1cm" svg:x="3cm" svg:y="4.5cm">
          <text:p>speicher die Changeset-ID</text:p>
          <text:p>im Flächen-Wächt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3.8cm" svg:x2="5.5cm" svg:y2="4.5cm" draw:start-shape="id10" draw:start-glue-point="2" draw:end-shape="id11" draw:end-glue-point="0" svg:d="M5500 3800v700" svg:viewBox="0 0 1 701">
          <text:p/>
        </draw:connector>
        <draw:custom-shape draw:style-name="gr10" xml:id="id8" draw:id="id8" draw:layer="layout" svg:width="6.2cm" svg:height="1cm" svg:x="2.4cm" svg:y="6.2cm">
          <text:p>es gibt eine neue Änderung, </text:p>
          <text:p>die von der Wheelmap kommt</text:p>
          <draw:enhanced-geometry svg:viewBox="0 0 21600 21600" draw:glue-points="?f6 0 10800 ?f8 ?f11 10800 ?f9 21600 10800 ?f10 ?f5 10800" draw:text-areas="?f3 ?f3 ?f4 ?f4" draw:type="parallelogram" draw:modifiers="2745.79539367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5.5cm" svg:y1="5.6cm" svg:x2="5.5cm" svg:y2="6.2cm" draw:start-shape="id11" draw:start-glue-point="2" draw:end-shape="id8" draw:end-glue-point="5" svg:d="M5500 5600v600" svg:viewBox="0 0 1 601">
          <text:p/>
        </draw:connector>
        <draw:custom-shape draw:style-name="gr11" xml:id="id7" draw:id="id7" draw:layer="layout" svg:width="5.2cm" svg:height="1.1cm" svg:x="11cm" svg:y="10.1cm">
          <text:p>speicher die Changeset-ID</text:p>
          <text:p>im Flächen-Wächt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2cm" svg:y1="9.2cm" svg:x2="16.2cm" svg:y2="10.65cm" draw:start-shape="id2" draw:start-glue-point="1" draw:end-shape="id7" draw:end-glue-point="1" svg:d="M15200 9200h1525v1450h-525" svg:viewBox="0 0 1526 1451">
          <text:p/>
        </draw:connector>
        <draw:frame draw:style-name="Wheelmap" draw:layer="layout" svg:width="1cm" svg:height="0.6cm" svg:x="8cm" svg:y="14.8cm">
          <draw:text-box>
            <text:p>ja</text:p>
          </draw:text-box>
        </draw:frame>
        <draw:custom-shape draw:style-name="gr12" draw:text-style-name="P2" draw:layer="layout" svg:width="0.8cm" svg:height="0.8cm" svg:x="8cm" svg:y="2.8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layer="layout" svg:width="0.8cm" svg:height="0.8cm" svg:x="6.6cm" svg:y="1.2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8cm" svg:y="4.5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8.346cm" svg:y="5.8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6.4cm" svg:y="7.8cm">
          <text:p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6.8cm" svg:y="13.2cm">
          <text:p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11.2cm" svg:y="15cm">
          <text:p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17.6cm" svg:y="11.8cm">
          <text:p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11.4cm" svg:y="8cm">
          <text:p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cm" svg:height="0.8cm" svg:x="10.6cm" svg:y="11cm">
          <text:p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hatch draw:name="Hatching_20_47" draw:display-name="Hatching 47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leiner_20_Text" style:display-name="kleiner Text" style:family="graphic" style:parent-style-name="text">
      <style:graphic-properties draw:stroke-dash="Dashed_20__28_var_29__20_1" draw:fill-gradient-name="Gradient_20_8" draw:fill-hatch-name="Hatching_20_46" draw:fill-image-name="Bitmape_20_1" draw:fill-image-width="0cm" draw:fill-image-height="0cm" draw:textarea-horizontal-align="center" draw:textarea-vertical-align="middle" draw:auto-grow-width="true" fo:padding-top="0.2cm" fo:padding-bottom="0.2cm" fo:padding-left="0.2cm" fo:padding-right="0.2cm"/>
      <style:text-properties fo:font-size="10pt"/>
    </style:style>
    <style:style style:name="Zeitstrahl" style:family="graphic" style:parent-style-name="objectwithoutfill">
      <style:graphic-properties draw:stroke-dash="Dashed_20__28_var_29__20_1" svg:stroke-width="0.02cm" draw:marker-start-width="0.25cm" draw:marker-end-width="0.25cm" draw:fill-gradient-name="Gradient_20_8" draw:fill-hatch-name="Hatching_20_46" draw:fill-image-name="Bitmape_20_1"/>
    </style:style>
    <style:style style:name="Zeitstrahl_20_fett" style:display-name="Zeitstrahl fett" style:family="graphic" style:parent-style-name="Zeitstrahl">
      <style:graphic-properties svg:stroke-width="0.05cm" draw:marker-start-width="0.29cm" draw:marker-end-width="0.29cm"/>
    </style:style>
    <style:style style:name="Hinweis_20_Text" style:display-name="Hinweis Text" style:family="graphic" style:parent-style-name="standard">
      <style:graphic-properties draw:stroke-dash="Dashed_20__28_var_29__20_1" svg:stroke-color="#000000" draw:fill="none" draw:fill-gradient-name="Gradient_20_8" draw:fill-hatch-name="Hatching_20_46" draw:fill-image-name="Bitmape_20_1" draw:fill-image-width="0cm" draw:fill-image-height="0cm" draw:textarea-horizontal-align="left" draw:auto-grow-width="true"/>
      <style:text-properties fo:font-size="10pt"/>
    </style:style>
    <style:style style:name="Event" style:family="graphic" style:parent-style-name="objectwithoutfill">
      <style:graphic-properties draw:stroke-dash="Dashed_20__28_var_29__20_1" svg:stroke-width="0.02cm" svg:stroke-color="#ff0000" draw:marker-start-width="0.23cm" draw:marker-end="Arrow" draw:marker-end-width="0.23cm" draw:fill-gradient-name="Gradient_20_8" draw:fill-hatch-name="Hatching_20_46" draw:fill-image-name="Bitmape_20_1"/>
    </style:style>
    <style:style style:name="Zeit" style:family="graphic" style:parent-style-name="objectwithoutfill">
      <style:graphic-properties draw:stroke-dash="Dashed_20__28_var_29__20_1" svg:stroke-width="0.02cm" svg:stroke-color="#ff00ff" draw:marker-start-width="0.23cm" draw:marker-end="Arrow" draw:marker-end-width="0.23cm" draw:fill-gradient-name="Gradient_20_8" draw:fill-hatch-name="Hatching_20_46" draw:fill-image-name="Bitmape_20_1"/>
    </style:style>
    <style:style style:name="Zeit_20__28_Hinweis_29_" style:display-name="Zeit (Hinweis)" style:family="graphic" style:parent-style-name="Zeit">
      <style:graphic-properties draw:stroke="dash" draw:stroke-dash="Ultrafine_20_2_20_Dots_20_3_20_Dashes"/>
    </style:style>
    <style:style style:name="Wheelmap" style:family="graphic" style:parent-style-name="standard">
      <style:graphic-properties draw:stroke-dash="Dashed_20__28_var_29__20_1" svg:stroke-width="0.05cm" svg:stroke-color="#000000" draw:marker-start-width="0.275cm" draw:marker-end-width="0.275cm" draw:fill="none" draw:fill-gradient-name="Gradient_20_9" draw:fill-hatch-name="Hatching_20_47" draw:fill-image-name="Bitmape_20_1" draw:textarea-horizontal-align="justify" draw:textarea-vertical-align="middle" draw:auto-grow-height="false" fo:min-height="0.654cm" fo:min-width="2.204cm" fo:padding-top="0.15cm" fo:padding-bottom="0.15cm" fo:padding-left="0.275cm" fo:padding-right="0.275cm"/>
      <style:paragraph-properties fo:text-align="center"/>
      <style:text-properties fo:font-size="10pt"/>
    </style:style>
    <style:style style:name="Hinweis-Zahl" style:family="graphic" style:parent-style-name="standard">
      <style:graphic-properties svg:stroke-width="0.05cm" svg:stroke-color="#000000" draw:marker-start-width="0.275cm" draw:marker-end-width="0.275cm" draw:fill-color="#ffd320" draw:textarea-horizontal-align="justify" draw:textarea-vertical-align="middle" draw:auto-grow-height="false" fo:min-height="0.316cm" fo:min-width="0.066cm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